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F" svg:font-family="" style:font-family-generic="roman"/>
    <style:font-face style:name="Cantarell" svg:font-family="Cantarel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PT Sans" svg:font-family="'PT Sans'" style:font-family-generic="swiss" style:font-pitch="variable"/>
    <style:font-face style:name="URW Gothic L" svg:font-family="'URW Gothic 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orizontal_20_Line">
      <style:text-properties fo:font-variant="normal" fo:text-transform="none" fo:color="#222222" style:font-name="PT Sans" fo:font-size="6pt" fo:letter-spacing="normal" fo:font-style="normal" fo:font-weight="normal" style:font-size-asian="5.25pt" style:font-style-asian="normal" style:font-size-complex="6pt" style:font-style-complex="normal"/>
    </style:style>
    <style:style style:name="P2" style:family="paragraph" style:parent-style-name="Standard" style:list-style-name="L6">
      <style:paragraph-properties fo:orphans="2" fo:widows="2"/>
      <style:text-properties fo:font-variant="normal" fo:text-transform="none" fo:color="#222222" style:font-name="Cantarell" fo:font-size="14pt" fo:letter-spacing="normal" fo:font-style="normal" fo:font-weight="normal" style:font-size-asian="14pt" style:font-size-complex="14pt"/>
    </style:style>
    <style:style style:name="P3" style:family="paragraph" style:parent-style-name="Standard" style:list-style-name="L6">
      <style:paragraph-properties fo:text-align="justify" style:justify-single-word="false"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4" style:family="paragraph" style:parent-style-name="Standard">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5" style:family="paragraph" style:parent-style-name="Standard" style:list-style-name="L8">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6" style:family="paragraph" style:parent-style-name="Standard" style:list-style-name="L9">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7" style:family="paragraph" style:parent-style-name="Standard" style:list-style-name="L8">
      <style:paragraph-properties fo:orphans="2" fo:widows="2"/>
      <style:text-properties fo:font-variant="normal" fo:text-transform="none" fo:color="#222222" style:font-name="Bitstream Charter" fo:font-size="6pt" fo:letter-spacing="normal" fo:font-style="normal" fo:font-weight="normal" style:font-size-asian="5.25pt" style:font-size-complex="6pt"/>
    </style:style>
    <style:style style:name="P8" style:family="paragraph" style:parent-style-name="Standard">
      <style:text-properties fo:color="#00ae00" style:font-name="Cantarell" fo:font-size="11pt" style:font-size-asian="11pt" style:font-size-complex="11pt"/>
    </style:style>
    <style:style style:name="P9" style:family="paragraph" style:parent-style-name="Standard" style:list-style-name="L6">
      <style:text-properties fo:color="#00ae00" style:font-name="Cantarell" fo:font-size="11pt" style:font-size-asian="11pt" style:font-size-complex="11pt"/>
    </style:style>
    <style:style style:name="P10" style:family="paragraph" style:parent-style-name="Standard">
      <style:paragraph-properties fo:margin-left="0in" fo:margin-right="0in" fo:orphans="2" fo:widows="2" fo:text-indent="0in" style:auto-text-indent="false"/>
      <style:text-properties fo:font-variant="normal" fo:text-transform="none" fo:color="#222222" style:font-name="Bitstream Charter" fo:font-size="12pt" fo:letter-spacing="normal" fo:font-style="normal" fo:font-weight="normal" style:font-size-asian="12pt"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222222" style:font-name="Bitstream Charter" fo:font-size="6pt" fo:letter-spacing="normal" fo:font-style="normal" fo:font-weight="normal" style:font-size-asian="5.25pt" style:font-size-complex="6pt"/>
    </style:style>
    <style:style style:name="P12" style:family="paragraph" style:parent-style-name="Standard">
      <style:paragraph-properties fo:margin-left="0in" fo:margin-right="0in" fo:text-align="center" style:justify-single-word="false" fo:orphans="2" fo:widows="2" fo:text-indent="0in" style:auto-text-indent="false"/>
      <style:text-properties style:font-name="Cantarell" fo:font-size="14pt" fo:font-style="normal" style:font-size-asian="14pt" style:font-size-complex="14pt"/>
    </style:style>
    <style:style style:name="P13" style:family="paragraph" style:parent-style-name="Standard">
      <style:paragraph-properties fo:margin-left="0in" fo:margin-right="0in" fo:text-align="center" style:justify-single-word="false" fo:orphans="2" fo:widows="2" fo:text-indent="0in" style:auto-text-indent="false"/>
      <style:text-properties style:font-name="Cantarell" fo:font-size="11pt" fo:font-style="normal" style:font-size-asian="11pt" style:font-size-complex="11pt"/>
    </style:style>
    <style:style style:name="P14"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size-complex="12pt"/>
    </style:style>
    <style:style style:name="P15" style:family="paragraph" style:parent-style-name="Standard">
      <style:paragraph-properties fo:margin-top="0in" fo:margin-bottom="0.1965in" fo:orphans="2" fo:widows="2"/>
    </style:style>
    <style:style style:name="P16" style:family="paragraph" style:parent-style-name="Standard" style:list-style-name="L6">
      <style:paragraph-properties fo:margin-top="0in" fo:margin-bottom="0.1965in" fo:text-align="justify" style:justify-single-word="false" fo:orphans="2" fo:widows="2"/>
      <style:text-properties style:font-name="Bitstream Charter" fo:font-size="12pt" style:font-size-asian="12pt" style:font-size-complex="12pt"/>
    </style:style>
    <style:style style:name="P17" style:family="paragraph">
      <style:text-properties fo:color="#355e00" style:font-name="URW Gothic L" fo:font-size="12pt"/>
    </style:style>
    <style:style style:name="P18" style:family="paragraph">
      <style:text-properties style:font-name="F" fo:font-size="12pt"/>
    </style:style>
    <style:style style:name="P19" style:family="paragraph">
      <style:text-properties fo:color="#355e00" style:font-name="URW Gothic L" fo:font-size="11pt" style:font-size-asian="11pt" style:font-size-complex="11pt"/>
    </style:style>
    <style:style style:name="P20" style:family="paragraph">
      <style:paragraph-properties fo:text-align="center"/>
      <style:text-properties fo:color="#355e00" style:font-name="URW Gothic L" fo:font-size="12pt"/>
    </style:style>
    <style:style style:name="P21" style:family="paragraph">
      <style:text-properties fo:color="#00ae00" style:font-name="Cantarell" fo:font-size="11pt" style:font-size-asian="11pt" style:font-size-complex="11pt"/>
    </style:style>
    <style:style style:name="P22" style:family="paragraph">
      <style:text-properties fo:color="#00ae00" style:font-name="F" fo:font-size="11pt" style:font-size-asian="11pt" style:font-size-complex="11pt"/>
    </style:style>
    <style:style style:name="T1" style:family="text">
      <style:text-properties fo:font-variant="normal" fo:text-transform="none"/>
    </style:style>
    <style:style style:name="T2" style:family="text">
      <style:text-properties fo:font-variant="normal" fo:text-transform="none" fo:color="#222222" fo:letter-spacing="normal" fo:font-weight="normal"/>
    </style:style>
    <style:style style:name="T3" style:family="text">
      <style:text-properties fo:font-variant="normal" fo:text-transform="none" fo:color="#222222" fo:letter-spacing="normal" fo:font-weight="normal" style:font-style-asian="normal" style:font-style-complex="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weight="bold" style:font-weight-asian="bold" style:font-weight-complex="bold"/>
    </style:style>
    <style:style style:name="T6" style:family="text">
      <style:text-properties fo:font-variant="normal" fo:text-transform="none" fo:color="#222222" style:text-position="super 58%" fo:letter-spacing="normal" fo:font-weight="normal"/>
    </style:style>
    <style:style style:name="T7" style:family="text">
      <style:text-properties fo:font-variant="normal" fo:text-transform="none" fo:color="#222222" style:text-position="super 58%" fo:letter-spacing="normal" fo:font-weight="normal" style:font-style-asian="normal" style:font-style-complex="normal"/>
    </style:style>
    <style:style style:name="T8" style:family="text">
      <style:text-properties fo:font-variant="normal" fo:text-transform="none" fo:color="#222222" style:text-position="super 58%" style:font-name="PT Sans" fo:font-size="12pt" fo:letter-spacing="normal" fo:font-weight="normal" style:font-size-asian="12pt" style:font-style-asian="normal" style:font-size-complex="12pt" style:font-style-complex="normal"/>
    </style:style>
    <style:style style:name="T9" style:family="text">
      <style:text-properties fo:font-variant="normal" fo:text-transform="none" fo:color="#222222" style:text-position="super 58%" fo:font-size="12pt" fo:letter-spacing="normal" fo:font-weight="normal" style:font-size-asian="12pt" style:font-style-asian="normal" style:font-size-complex="12pt" style:font-style-complex="normal"/>
    </style:style>
    <style:style style:name="T10" style:family="text">
      <style:text-properties fo:font-variant="normal" fo:text-transform="none" fo:color="#222222" fo:font-size="12pt" fo:letter-spacing="normal" fo:font-weight="normal" style:font-size-asian="12pt" style:font-style-asian="normal" style:font-size-complex="12pt" style:font-style-complex="normal"/>
    </style:style>
    <style:style style:name="T11" style:family="text">
      <style:text-properties fo:font-variant="normal" fo:text-transform="none" fo:color="#222222" fo:font-size="14pt" fo:letter-spacing="normal" fo:font-style="normal" fo:font-weight="normal" style:font-size-asian="14pt" style:font-size-complex="14pt"/>
    </style:style>
    <style:style style:name="T12" style:family="text">
      <style:text-properties fo:font-variant="normal" fo:text-transform="none" fo:color="#222222" style:font-name="Bitstream Charter" fo:font-size="12pt" fo:letter-spacing="normal" fo:font-style="normal" fo:font-weight="normal" style:font-size-asian="12pt" style:font-size-complex="12pt"/>
    </style:style>
    <style:style style:name="T13" style:family="text">
      <style:text-properties fo:font-variant="normal" fo:text-transform="none" fo:color="#222222" style:font-name="PT Sans" fo:font-size="12pt" fo:letter-spacing="normal" fo:font-weight="normal" style:font-size-asian="12pt" style:font-style-asian="normal" style:font-size-complex="12pt" style:font-style-complex="normal"/>
    </style:style>
    <style:style style:name="T14" style:family="text">
      <style:text-properties fo:font-variant="normal" fo:text-transform="none" fo:letter-spacing="normal" fo:font-style="normal" fo:font-weight="normal"/>
    </style:style>
    <style:style style:name="T15" style:family="text">
      <style:text-properties fo:color="#222222"/>
    </style:style>
    <style:style style:name="T16" style:family="text">
      <style:text-properties fo:letter-spacing="normal"/>
    </style:style>
    <style:style style:name="T17" style:family="text">
      <style:text-properties fo:font-style="normal"/>
    </style:style>
    <style:style style:name="T18" style:family="text">
      <style:text-properties fo:font-weight="normal"/>
    </style:style>
    <style:style style:name="T19" style:family="text">
      <style:text-properties fo:font-size="6pt" style:font-size-asian="5.25pt" style:font-size-complex="6pt"/>
    </style:style>
    <style:style style:name="T20" style:family="text">
      <style:text-properties fo:font-size="14pt" style:font-size-asian="14pt" style:font-size-complex="14pt"/>
    </style:style>
    <style:style style:name="T21" style:family="text">
      <style:text-properties fo:font-size="12pt"/>
    </style:style>
    <style:style style:name="T22" style:family="text">
      <style:text-properties style:font-name="Bitstream Charter"/>
    </style:style>
    <style:style style:name="T23" style:family="text">
      <style:text-properties style:font-size-asian="12pt"/>
    </style:style>
    <style:style style:name="T24" style:family="text">
      <style:text-properties style:font-size-complex="12pt"/>
    </style:style>
    <style:style style:name="T25" style:family="text">
      <style:text-properties fo:font-size="11pt" style:font-size-asian="11pt" style:font-size-complex="11pt"/>
    </style:style>
    <style:style style:name="T26" style:family="text">
      <style:text-properties fo:color="#355e00" style:font-name="URW Gothic L" fo:font-size="11pt" fo:font-weight="normal" style:font-size-asian="11pt" style:font-weight-asian="normal"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Successfully tested GAB and Front end system in Lab</text:span></text:p>
      <text:p text:style-name="P13"><text:span text:style-name="T3">Date of Testing : 5</text:span><text:span text:style-name="T7">th</text:span><text:span text:style-name="T3"> September 2014 to 23</text:span><text:span text:style-name="T7">rd</text:span><text:span text:style-name="T3"> September 2014</text:span></text:p>
      <text:p text:style-name="P1"/>
      <text:p text:style-name="P10"/>
      <text:p text:style-name="P10"><text:tab/>During September month, we have successfully tested GAB &amp; FE sub-systems in respective Labs. The command for FE &amp; GAB setting was sent from :</text:p>
      <text:p text:style-name="P11"/>
      <text:list xml:id="list409785765" text:style-name="L8">
        <text:list-item>
          <text:p text:style-name="P5">GUI environment <text:s/>– <text:s/>ONLINE_V2 <text:s/>– <text:s/>Rabbit MCM <text:s/>– FE / GAB hardware.</text:p>
          <text:p text:style-name="P7"/>
        </text:list-item>
      </text:list>
      <text:list xml:id="list1015768729" text:style-name="L9">
        <text:list-item>
          <text:p text:style-name="P6">Terminal environment <text:s/>– <text:s/>ONLINE_V2 <text:s/>– <text:s/>Rabbit MCM <text:s/>– <text:s/>FE / GAB hardware.</text:p>
        </text:list-item>
      </text:list>
      <text:p text:style-name="P4"/>
      <text:p text:style-name="P15"/>
      <text:list xml:id="list1576293177" text:style-name="L6">
        <text:list-item>
          <text:p text:style-name="P3"><text:span text:style-name="T20">Front End system testing :</text:span> <text:s/>The first level control of Front end system has been tested by interfacing Rabbit MCM with front end system hardware in FE lab. The control setting values were set by sending command to Rabbit MCM card. All changes were reflected on spectrum analyzer.</text:p>
          <text:p text:style-name="P2"><text:span text:style-name="T19"/></text:p>
          <text:list>
            <text:list-header>
              <text:p text:style-name="P9"><draw:rect text:anchor-type="paragraph" draw:z-index="0" draw:style-name="gr1" draw:text-style-name="P20" svg:width="6.9071in" svg:height="1.7268in" svg:x="0.0165in" svg:y="0.0083in"><text:p text:style-name="P17"/><text:p text:style-name="P17"><text:span text:style-name="T25">Commands tested for Front end system :</text:span></text:p><text:p text:style-name="P18"><text:span text:style-name="T25"/></text:p><text:p text:style-name="P19"><text:span text:style-name="T25">1. Frequency band <text:s text:c="23"/>50-1420 MHZ <text:s text:c="22"/>50-1420 MHZ</text:span></text:p><text:p text:style-name="P19"><text:span text:style-name="T25">2. Solar attenuation <text:s text:c="22"/>0 db- terminate <text:s text:c="17"/>0 db-terminate</text:span></text:p><text:p text:style-name="P19"><text:span text:style-name="T25">3. Channel <text:s text:c="37"/>swap/unswap <text:s text:c="19"/>swap/unswap</text:span></text:p><text:p text:style-name="P19"><text:span text:style-name="T25">4. Sub band selection <text:s text:c="18"/>subband1-subband4 <text:s text:c="7"/>subband1-subband4</text:span></text:p><text:p text:style-name="P19"><text:span text:style-name="T25">5. RF <text:s text:c="48"/>On/Off <text:s text:c="31"/>On/Off</text:span></text:p><text:p text:style-name="P19"><text:span text:style-name="T25">6. calibrator noise <text:s text:c="25"/>Low/High/Med/ExHigh <text:s text:c="4"/>Low/High/Med/ExHigh</text:span></text:p><text:p text:style-name="P18"/></draw:rect><text:span text:style-name="T14"/></text:p>
            </text:list-header>
          </text:list>
        </text:list-item>
      </text:list>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list xml:id="list1636649279" text:continue-numbering="true" text:style-name="L6">
        <text:list-item>
          <text:p text:style-name="P16"><text:span text:style-name="T11">GAB System Testing :</text:span><text:span text:style-name="T4"> <text:s/>The first level control GAB system has been tested by interfacing Rabbit MCM with GAB system hardware in ABR lab. The control setting values were set by sending command to Rabbit MCM card. All changes were reflected on spectrum analyzer. The FE and GAB system group was involved in setting up GAB &amp; FE system and successful completion of testing.</text:span></text:p>
        </text:list-item>
      </text:list>
      <text:p text:style-name="P14"><draw:rect text:anchor-type="paragraph" draw:z-index="1" draw:style-name="gr1" draw:text-style-name="P20" svg:width="6.9071in" svg:height="2.1886in" svg:x="0.0083in" svg:y="-0.0016in"><text:p text:style-name="P17"><text:span text:style-name="T26">Commands tested for GAB system :</text:span></text:p><text:p text:style-name="P18"><text:span text:style-name="T26"/></text:p><text:p text:style-name="P21"><text:span text:style-name="T26">1. <text:s/>Reference LO <text:s text:c="16"/></text:span><text:span text:style-name="T26"><text:tab/></text:span><text:span text:style-name="T26"><text:tab/></text:span><text:span text:style-name="T26"> <text:s text:c="2"/>10-105 MHZ <text:s text:c="18"/>10-105 MHZ</text:span></text:p><text:p text:style-name="P21"><text:span text:style-name="T26">2. <text:s/>LO <text:s text:c="25"/></text:span><text:span text:style-name="T26"><text:tab/></text:span><text:span text:style-name="T26"><text:tab/></text:span><text:span text:style-name="T26"> <text:s text:c="2"/>600-17000 KHZ <text:s text:c="13"/>600-17000 KHZ <text:s text:c="2"/></text:span></text:p><text:p text:style-name="P21"><text:span text:style-name="T26">3. <text:s/>Attenuation <text:s text:c="36"/>10 db <text:s text:c="28"/>10 db</text:span></text:p><text:p text:style-name="P21"><text:span text:style-name="T26">4. <text:s/>Filter <text:s text:c="49"/>8 <text:s text:c="36"/>8</text:span></text:p><text:p text:style-name="P21"><text:span text:style-name="T26">5. <text:s/>LPF <text:s text:c="51"/>0 <text:s text:c="36"/>0</text:span></text:p><text:p text:style-name="P21"><text:span text:style-name="T26">6. <text:s/>Source <text:s text:c="45"/>Siggen <text:s text:c="26"/>Synthesizer</text:span></text:p><text:p text:style-name="P22"><text:span text:style-name="T26">7. <text:s/>Signal <text:s text:c="47"/>Antenna <text:s text:c="23"/>Noise</text:span></text:p><text:p text:style-name="P22"><text:span text:style-name="T26">8. <text:s/>Path <text:s text:c="49"/>Direct <text:s text:c="28"/>Mixer</text:span></text:p><text:p text:style-name="P18"><text:span text:style-name="T26">9. <text:s/>Channel</text:span><text:span text:style-name="T26"><text:tab/></text:span><text:span text:style-name="T26"> <text:s text:c="38"/>1 <text:s text:c="37"/>2</text:spa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F" svg:font-family="" style:font-family-generic="roman"/>
    <style:font-face style:name="Cantarell" svg:font-family="Cantarel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PT Sans" svg:font-family="'PT Sans'" style:font-family-generic="swiss" style:font-pitch="variable"/>
    <style:font-face style:name="URW Gothic L" svg:font-family="'URW Gothic 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4-10-09T14:21:18</meta:creation-date>
    <dc:date>2014-10-09T16:02:33</dc:date>
    <dc:creator>teleset </dc:creator>
    <meta:editing-duration>PT1H41M15S</meta:editing-duration>
    <meta:editing-cycles>29</meta:editing-cycles>
    <meta:generator>LibreOffice/3.4$Linux LibreOffice_project/340m1$Build-602</meta:generator>
    <meta:document-statistic meta:table-count="0" meta:image-count="0" meta:object-count="0" meta:page-count="1" meta:paragraph-count="7" meta:word-count="185" meta:character-count="1043" meta:non-whitespace-character-count="855"/>
  </office:meta>
</office:document-meta>
</file>